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solid" draw:fill-color="#bbe33d" draw:textarea-horizontal-align="justify" draw:textarea-vertical-align="middle" draw:auto-grow-height="false" fo:min-height="7.75cm" fo:min-width="12.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02cm"/>
    </style:style>
    <style:style style:name="gr3" style:family="graphic" style:parent-style-name="standard">
      <style:graphic-properties svg:stroke-color="#000000" draw:fill="solid" draw:fill-color="#8e86ae" draw:textarea-horizontal-align="justify" draw:textarea-vertical-align="middle" draw:auto-grow-height="false" fo:min-height="2.232cm" fo:min-width="4.0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5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="solid" draw:fill-color="#8e86ae" draw:textarea-horizontal-align="justify" draw:textarea-vertical-align="middle" draw:auto-grow-height="false" fo:min-height="2.85cm" fo:min-width="3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8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35cm" fo:min-width="6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1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11" style:family="graphic" style:parent-style-name="standard">
      <style:graphic-properties svg:stroke-width="0cm" svg:stroke-color="#000000" draw:marker-start-width="0.2cm" draw:marker-end-width="0.2cm" draw:fill="solid" draw:fill-color="#ff8000" draw:textarea-horizontal-align="justify" draw:textarea-vertical-align="middle" draw:auto-grow-height="false" fo:min-height="0.95cm" fo:min-width="1.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bbe33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8e86a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3faf46"/>
      <style:paragraph-properties fo:text-align="center"/>
    </style:style>
    <style:style style:name="P7" style:family="paragraph">
      <loext:graphic-properties draw:fill="solid" draw:fill-color="#ff8000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8cm" svg:x="1.1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02cm" svg:height="0.962cm" svg:x="1.8cm" svg:y="0.3cm">
          <draw:text-box>
            <text:p>Single Machine To Run TheSNPPit</text:p>
          </draw:text-box>
        </draw:frame>
        <draw:custom-shape draw:style-name="gr3" draw:text-style-name="P3" draw:layer="layout" svg:width="4.5cm" svg:height="4.7cm" svg:x="1.8cm" svg:y="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3.495cm" svg:height="1.673cm" svg:x="2.3cm" svg:y="7.9cm">
          <draw:text-box>
            <text:p>Postgresql</text:p>
            <text:p>DB-Server</text:p>
          </draw:text-box>
        </draw:frame>
        <draw:line draw:style-name="gr5" draw:text-style-name="P4" draw:layer="layout" svg:x1="6.3cm" svg:y1="8.3cm" svg:x2="9.6cm" svg:y2="8.3cm">
          <text:p/>
        </draw:line>
        <draw:custom-shape draw:style-name="gr6" draw:text-style-name="P3" draw:layer="layout" svg:width="3.6cm" svg:height="3.1cm" svg:x="9.5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11cm" svg:height="1.673cm" svg:x="9.7cm" svg:y="7.5cm">
          <draw:text-box>
            <text:p text:style-name="P4">Psql </text:p>
            <text:p text:style-name="P4">DB-Client</text:p>
          </draw:text-box>
        </draw:frame>
        <draw:custom-shape draw:style-name="gr8" draw:text-style-name="P6" draw:layer="layout" svg:width="7.1cm" svg:height="2.6cm" svg:x="6cm" svg:y="3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741cm" svg:height="1.673cm" svg:x="7.8cm" svg:y="3.8cm">
          <draw:text-box>
            <text:p text:style-name="P4">Perl-based </text:p>
            <text:p text:style-name="P4">Front-end</text:p>
          </draw:text-box>
        </draw:frame>
        <draw:line draw:style-name="gr10" draw:text-style-name="P4" draw:layer="layout" svg:x1="11.2cm" svg:y1="6cm" svg:x2="11.201cm" svg:y2="6.8cm">
          <text:p/>
        </draw:line>
        <draw:custom-shape draw:style-name="gr11" draw:text-style-name="P7" draw:layer="layout" svg:width="2.1cm" svg:height="1.2cm" svg:x="5.7cm" svg:y="1.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84cm" svg:height="0.962cm" svg:x="5.8cm" svg:y="1.3cm">
          <draw:text-box>
            <text:p>User</text:p>
          </draw:text-box>
        </draw:frame>
        <draw:line draw:style-name="gr13" draw:text-style-name="P8" draw:layer="layout" svg:x1="7.8cm" svg:y1="1.8cm" svg:x2="9.4cm" svg:y2="1.8cm">
          <text:p/>
        </draw:line>
        <draw:line draw:style-name="gr14" draw:text-style-name="P8" draw:layer="layout" svg:x1="9.4cm" svg:y1="1.8cm" svg:x2="9.4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2-05T11:25:22.342735255</dc:date>
    <meta:editing-duration>PT18M18S</meta:editing-duration>
    <meta:editing-cycles>4</meta:editing-cycles>
    <meta:generator>LibreOffice/6.1.2.1$MacOSX_X86_64 LibreOffice_project/65905a128db06ba48db947242809d14d3f9a93fe</meta:generator>
    <meta:document-statistic meta:object-count="14"/>
  </office:meta>
</office:document-meta>
</file>